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" style:family="table">
      <style:table-properties style:width="7.375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a5.A" style:family="table-column">
      <style:table-column-properties style:column-width="1.2132in"/>
    </style:style>
    <style:style style:name="Tabella5.B" style:family="table-column">
      <style:table-column-properties style:column-width="1.0368in"/>
    </style:style>
    <style:style style:name="Tabella5.C" style:family="table-column">
      <style:table-column-properties style:column-width="1.1875in"/>
    </style:style>
    <style:style style:name="Tabella5.D" style:family="table-column">
      <style:table-column-properties style:column-width="1.25in"/>
    </style:style>
    <style:style style:name="Tabella5.E" style:family="table-column">
      <style:table-column-properties style:column-width="0.75in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5.G1" style:family="table-cell">
      <style:table-cell-properties style:vertical-align="" fo:background-color="#000080" fo:padding="0.0382in" fo:border="0.05pt solid #000000" style:writing-mode="page">
        <style:background-image/>
      </style:table-cell-properties>
    </style:style>
    <style:style style:name="Tabella5.2" style:family="table-row">
      <style:table-row-properties style:min-row-height="0.3028in" fo:background-color="transparent" fo:keep-together="auto">
        <style:background-image/>
      </style:table-row-properties>
    </style:style>
    <style:style style:name="Tabella5.A2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a5.B2" style:family="table-cell">
      <style:table-cell-properties style:vertical-align="" fo:background-color="#ccccc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a5.G2" style:family="table-cell">
      <style:table-cell-properties style:vertical-align="" fo:background-color="#ccccc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77087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28be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ce4f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aa7d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152a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2a4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698759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1d5b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a86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5a064c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42b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ee2b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9933" style:text-outline="false" style:text-line-through-style="none" style:text-line-through-type="none" style:font-name="Liberation Serif" fo:font-size="12pt" fo:font-style="normal" fo:text-shadow="none" style:text-underline-style="none" fo:font-weight="bold" officeooo:rsid="01657564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9933" style:text-outline="false" style:text-line-through-style="none" style:text-line-through-type="none" style:font-name="Liberation Serif" fo:font-size="12pt" fo:font-style="normal" fo:text-shadow="none" style:text-underline-style="none" fo:font-weight="bold" officeooo:rsid="02162027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f7e2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31c9c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d77e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152a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d355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abf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b825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52ab6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6d41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698759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6f900d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6de555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69adbe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e374b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669fee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9512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1f78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18bb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04c6e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af82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6ec9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8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1d98168" officeooo:paragraph-rsid="0007708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267bd6d" officeooo:paragraph-rsid="0007708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cc00" style:text-outline="false" style:text-line-through-style="none" style:text-line-through-type="none" style:font-name="Liberation Serif" fo:font-size="12pt" fo:font-style="normal" fo:text-shadow="none" style:text-underline-style="none" fo:font-weight="bold" officeooo:rsid="0121152a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cc00" style:text-outline="false" style:text-line-through-style="none" style:text-line-through-type="none" style:font-name="Liberation Serif" fo:font-size="12pt" fo:font-style="normal" fo:text-shadow="none" style:text-underline-style="none" fo:font-weight="bold" officeooo:rsid="01657564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9900" style:text-outline="false" style:text-line-through-style="none" style:text-line-through-type="none" style:font-name="Liberation Serif" fo:font-size="12pt" fo:font-style="normal" fo:text-shadow="none" style:text-underline-style="none" fo:font-weight="bold" officeooo:rsid="0162f7e2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9900" style:text-outline="false" style:text-line-through-style="none" style:text-line-through-type="none" style:font-name="Liberation Serif" fo:font-size="12pt" fo:font-style="normal" fo:text-shadow="none" style:text-underline-style="none" fo:font-weight="bold" officeooo:rsid="025e9201" officeooo:paragraph-rsid="00077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1db001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caf82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1c01b4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5c9fe6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620405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2e6c3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8807c3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8688da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4ee2b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959853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7087" officeooo:paragraph-rsid="00077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21152a"/>
    </style:style>
    <style:style style:name="T2" style:family="text">
      <style:text-properties officeooo:rsid="010e271d"/>
    </style:style>
    <style:style style:name="T3" style:family="text">
      <style:text-properties officeooo:rsid="0168d355"/>
    </style:style>
    <style:style style:name="T4" style:family="text">
      <style:text-properties officeooo:rsid="0163a2f1"/>
    </style:style>
    <style:style style:name="T5" style:family="text">
      <style:text-properties officeooo:rsid="0188967b"/>
    </style:style>
    <style:style style:name="T6" style:family="text">
      <style:text-properties officeooo:rsid="028ace14"/>
    </style:style>
    <style:style style:name="T7" style:family="text">
      <style:text-properties officeooo:rsid="028b9501"/>
    </style:style>
    <style:style style:name="T8" style:family="text">
      <style:text-properties officeooo:rsid="028cd56a"/>
    </style:style>
    <style:style style:name="T9" style:family="text">
      <style:text-properties fo:color="#009933" fo:font-weight="bold" style:font-weight-asian="bold" style:font-weight-complex="bold"/>
    </style:style>
    <style:style style:name="T10" style:family="text">
      <style:text-properties officeooo:rsid="027a7f93"/>
    </style:style>
    <style:style style:name="T11" style:family="text">
      <style:text-properties officeooo:rsid="025cb281"/>
    </style:style>
    <style:style style:name="T12" style:family="text">
      <style:text-properties officeooo:rsid="02762f8b"/>
    </style:style>
    <style:style style:name="T13" style:family="text">
      <style:text-properties officeooo:rsid="025ff0fe"/>
    </style:style>
    <style:style style:name="T14" style:family="text">
      <style:text-properties officeooo:rsid="027d3949"/>
    </style:style>
    <style:style style:name="T15" style:family="text">
      <style:text-properties officeooo:rsid="028e1302"/>
    </style:style>
    <style:style style:name="T16" style:family="text">
      <style:text-properties officeooo:rsid="00077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C"/>
        <table:table-column table:style-name="Tabella5.E"/>
        <table:table-row table:style-name="Tabella5.1">
          <table:table-cell table:style-name="Tabella5.A1" office:value-type="string">
            <text:p text:style-name="P2">Motore</text:p>
          </table:table-cell>
          <table:table-cell table:style-name="Tabella5.A1" office:value-type="string">
            <text:p text:style-name="P2">Finale/</text:p>
            <text:p text:style-name="P3">Capablanca (40)</text:p>
            <text:p text:style-name="P4">n/%</text:p>
          </table:table-cell>
          <table:table-cell table:style-name="Tabella5.A1" office:value-type="string">
            <text:p text:style-name="P2">Strategia/</text:p>
            <text:p text:style-name="P3">Capablanca</text:p>
            <text:p text:style-name="P5">(100)</text:p>
            <text:p text:style-name="P4">n/%</text:p>
          </table:table-cell>
          <table:table-cell table:style-name="Tabella5.A1" office:value-type="string">
            <text:p text:style-name="P6">Capablanca/</text:p>
            <text:p text:style-name="P6">Totale Finale+Strateg<text:span text:style-name="T16">i</text:span>a</text:p>
            <text:p text:style-name="P6">n/%</text:p>
          </table:table-cell>
          <table:table-cell table:style-name="Tabella5.A1" office:value-type="string">
            <text:p text:style-name="P2">Ta<text:span text:style-name="T1">l</text:span>/</text:p>
            <text:p text:style-name="P3">Ta<text:span text:style-name="T1">ttica</text:span></text:p>
            <text:p text:style-name="P5">(100)</text:p>
            <text:p text:style-name="P4">n/%</text:p>
          </table:table-cell>
          <table:table-cell table:style-name="Tabella5.A1" office:value-type="string">
            <text:p text:style-name="P3">Petrosian</text:p>
            <text:p text:style-name="P3">Tattica difensiva/</text:p>
            <text:p text:style-name="P5">(<text:span text:style-name="T2">44</text:span>)</text:p>
            <text:p text:style-name="P4">n/%</text:p>
          </table:table-cell>
          <table:table-cell table:style-name="Tabella5.G1" office:value-type="string">
            <text:p text:style-name="P6">Tipo motore</text:p>
          </table:table-cell>
        </table:table-row>
        <table:table-row table:style-name="Tabella5.2">
          <table:table-cell table:style-name="Tabella5.A2" office:value-type="string">
            <text:p text:style-name="P10"><text:span text:style-name="T9">CorCFishExtended_1.3010517 Study</text:span> <text:span text:style-name="T9">NoNullMove</text:span></text:p>
          </table:table-cell>
          <table:table-cell table:style-name="Tabella5.B2" office:value-type="string">
            <text:p text:style-name="P15">28/70</text:p>
          </table:table-cell>
          <table:table-cell table:style-name="Tabella5.B2" office:value-type="string">
            <text:p text:style-name="P44">79/79</text:p>
          </table:table-cell>
          <table:table-cell table:style-name="Tabella5.B2" office:value-type="string">
            <text:p text:style-name="P54">/107/76.4</text:p>
          </table:table-cell>
          <table:table-cell table:style-name="Tabella5.B2" office:value-type="string">
            <text:p text:style-name="P46">62/62</text:p>
          </table:table-cell>
          <table:table-cell table:style-name="Tabella5.B2" office:value-type="string">
            <text:p text:style-name="P46">24/54.5</text:p>
          </table:table-cell>
          <table:table-cell table:style-name="Tabella5.G2" office:value-type="string">
            <text:p text:style-name="P37">Capablanca</text:p>
          </table:table-cell>
        </table:table-row>
        <table:table-row table:style-name="Tabella5.2">
          <table:table-cell table:style-name="Tabella5.A2" office:value-type="string">
            <text:p text:style-name="P11">Corchess<text:span text:style-name="T10">Extended</text:span>1.4 No<text:span text:style-name="T11">N</text:span>ullmove</text:p>
          </table:table-cell>
          <table:table-cell table:style-name="Tabella5.B2" office:value-type="string">
            <text:p text:style-name="P47">23/<text:span text:style-name="T12">52.2</text:span></text:p>
          </table:table-cell>
          <table:table-cell table:style-name="Tabella5.B2" office:value-type="string">
            <text:p text:style-name="P44">79/79</text:p>
          </table:table-cell>
          <table:table-cell table:style-name="Tabella5.B2" office:value-type="string">
            <text:p text:style-name="P54">102/72.8</text:p>
          </table:table-cell>
          <table:table-cell table:style-name="Tabella5.B2" office:value-type="string">
            <text:p text:style-name="P48">67/67</text:p>
          </table:table-cell>
          <table:table-cell table:style-name="Tabella5.B2" office:value-type="string">
            <text:p text:style-name="P43">26/<text:span text:style-name="T13">59.09</text:span></text:p>
          </table:table-cell>
          <table:table-cell table:style-name="Tabella5.G2" office:value-type="string">
            <text:p text:style-name="P37">Capablanca</text:p>
          </table:table-cell>
        </table:table-row>
        <table:table-row table:style-name="Tabella5.2">
          <table:table-cell table:style-name="Tabella5.A2" office:value-type="string">
            <text:p text:style-name="P12">Corchess<text:span text:style-name="T10">Extended</text:span>1.<text:span text:style-name="T14">8</text:span></text:p>
          </table:table-cell>
          <table:table-cell table:style-name="Tabella5.B2" office:value-type="string">
            <text:p text:style-name="P49">13/32.5</text:p>
          </table:table-cell>
          <table:table-cell table:style-name="Tabella5.B2" office:value-type="string">
            <text:p text:style-name="P50">8<text:span text:style-name="T15">0</text:span>/8<text:span text:style-name="T15">0</text:span></text:p>
          </table:table-cell>
          <table:table-cell table:style-name="Tabella5.B2" office:value-type="string">
            <text:p text:style-name="P54">93/66.4</text:p>
          </table:table-cell>
          <table:table-cell table:style-name="Tabella5.B2" office:value-type="string">
            <text:p text:style-name="P51"><text:span text:style-name="T15">70</text:span>/<text:span text:style-name="T15">70</text:span></text:p>
          </table:table-cell>
          <table:table-cell table:style-name="Tabella5.B2" office:value-type="string">
            <text:p text:style-name="P36">22/50</text:p>
          </table:table-cell>
          <table:table-cell table:style-name="Tabella5.G2" office:value-type="string">
            <text:p text:style-name="P37">Tal</text:p>
          </table:table-cell>
        </table:table-row>
        <table:table-row table:style-name="Tabella5.2">
          <table:table-cell table:style-name="Tabella5.A2" office:value-type="string">
            <text:p text:style-name="P13">CorchessExtended1.8 NoNullMove-CorrMode</text:p>
          </table:table-cell>
          <table:table-cell table:style-name="Tabella5.B2" office:value-type="string">
            <text:p text:style-name="P52"/>
          </table:table-cell>
          <table:table-cell table:style-name="Tabella5.B2" office:value-type="string">
            <text:p text:style-name="P53"/>
          </table:table-cell>
          <table:table-cell table:style-name="Tabella5.B2" office:value-type="string">
            <text:p text:style-name="P45"/>
          </table:table-cell>
          <table:table-cell table:style-name="Tabella5.B2" office:value-type="string">
            <text:p text:style-name="P53"/>
          </table:table-cell>
          <table:table-cell table:style-name="Tabella5.B2" office:value-type="string">
            <text:p text:style-name="P37">21/50</text:p>
          </table:table-cell>
          <table:table-cell table:style-name="Tabella5.G2" office:value-type="string">
            <text:p text:style-name="P3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37:43.034000000</meta:creation-date>
    <dc:date>2017-08-24T23:52:50.906000000</dc:date>
    <meta:editing-duration>PT15M7S</meta:editing-duration>
    <meta:editing-cycles>2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43" meta:word-count="51" meta:character-count="412" meta:non-whitespace-character-count="404"/>
  </office:meta>
</office:document-meta>
</file>